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2.288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1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cf9" officeooo:paragraph-rsid="003147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cf9" officeooo:paragraph-rsid="00318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paragraph-rsid="000d3cdf"/>
    </style:style>
    <style:style style:name="P15" style:family="paragraph" style:parent-style-name="Standard">
      <style:paragraph-properties fo:text-align="start" style:justify-single-word="false"/>
      <style:text-properties officeooo:paragraph-rsid="000595d0"/>
    </style:style>
    <style:style style:name="P16" style:family="paragraph" style:parent-style-name="Standard">
      <style:paragraph-properties fo:text-align="start" style:justify-single-word="false"/>
      <style:text-properties officeooo:paragraph-rsid="001a1caf"/>
    </style:style>
    <style:style style:name="P17" style:family="paragraph" style:parent-style-name="Standard">
      <style:paragraph-properties fo:text-align="start" style:justify-single-word="false"/>
      <style:text-properties officeooo:paragraph-rsid="00205b4c"/>
    </style:style>
    <style:style style:name="P18" style:family="paragraph" style:parent-style-name="Standard">
      <style:text-properties officeooo:paragraph-rsid="001688d1"/>
    </style:style>
    <style:style style:name="P19" style:family="paragraph" style:parent-style-name="Table_20_Contents">
      <style:text-properties officeooo:rsid="00141375" officeooo:paragraph-rsid="00141375"/>
    </style:style>
    <style:style style:name="P20" style:family="paragraph" style:parent-style-name="Standard">
      <style:text-properties officeooo:paragraph-rsid="001a1caf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c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41375"/>
    </style:style>
    <style:style style:name="T10" style:family="text">
      <style:text-properties officeooo:rsid="001add78"/>
    </style:style>
    <style:style style:name="T11" style:family="text">
      <style:text-properties officeooo:rsid="001b9f47"/>
    </style:style>
    <style:style style:name="T12" style:family="text">
      <style:text-properties officeooo:rsid="001d2492"/>
    </style:style>
    <style:style style:name="T13" style:family="text">
      <style:text-properties officeooo:rsid="00292cad"/>
    </style:style>
    <style:style style:name="T14" style:family="text">
      <style:text-properties officeooo:rsid="0029d6a8"/>
    </style:style>
    <style:style style:name="T15" style:family="text">
      <style:text-properties officeooo:rsid="002a9d6a"/>
    </style:style>
    <style:style style:name="T16" style:family="text">
      <style:text-properties officeooo:rsid="002acafc"/>
    </style:style>
    <style:style style:name="T17" style:family="text">
      <style:text-properties officeooo:rsid="0034cb96"/>
    </style:style>
    <style:style style:name="T18" style:family="text">
      <style:text-properties officeooo:rsid="002cbc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9">P</text:span>rojet LU2IN002 - 202<text:span text:style-name="T13">3-2024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Numéro du groupe de TD/TME : <text:s/><text:span text:style-name="T15">6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<text:span text:style-name="T1">Nom :</text:span> <text:span text:style-name="T14">Saadi Dit Saada</text:span></text:p>
          </table:table-cell>
          <table:table-cell table:style-name="Tableau4.B1" office:value-type="string">
            <text:p text:style-name="P11"><text:span text:style-name="T1">Nom :</text:span> <text:span text:style-name="T14">Harraoui</text:span></text:p>
          </table:table-cell>
        </table:table-row>
        <table:table-row>
          <table:table-cell table:style-name="Tableau4.A2" office:value-type="string">
            <text:p text:style-name="P11"><text:span text:style-name="T1">Prénom :</text:span> <text:span text:style-name="T14">Yanis</text:span></text:p>
          </table:table-cell>
          <table:table-cell table:style-name="Tableau4.B2" office:value-type="string">
            <text:p text:style-name="P11"><text:span text:style-name="T1">Prénom :</text:span> <text:span text:style-name="T16">Ines</text:span></text:p>
          </table:table-cell>
        </table:table-row>
        <table:table-row>
          <table:table-cell table:style-name="Tableau4.A2" office:value-type="string">
            <text:p text:style-name="P11"><text:span text:style-name="T1">N° étudiant :</text:span> <text:span text:style-name="T14">21101885</text:span></text:p>
          </table:table-cell>
          <table:table-cell table:style-name="Tableau4.B2" office:value-type="string">
            <text:p text:style-name="P11"><text:span text:style-name="T1">N° étudiant :</text:span> <text:span text:style-name="T14">21204796</text:span></text:p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15"><text:span text:style-name="T3">Schéma UML des classes </text:span><text:span text:style-name="T4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0"/>
            <text:p text:style-name="P7"/>
          </table:table-cell>
        </table:table-row>
      </table:table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Checklist <text:span text:style-name="T13">des éléments utilisés</text:span>:</text:p>
          </table:table-cell>
          <table:table-cell table:style-name="Tableau6.B1" office:value-type="string">
            <text:p text:style-name="P2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6"><text:span text:style-name="T5">Classe contenant un tableau ou une </text:span><text:span text:style-name="T6">ArrayList</text:span></text:p>
          </table:table-cell>
          <table:table-cell table:style-name="Tableau6.B2" office:value-type="string">
            <text:p text:style-name="P9">Agent6,Gardien,<text:span text:style-name="T17">Simulation</text:span></text:p>
          </table:table-cell>
        </table:table-row>
        <table:table-row table:style-name="Tableau6.2">
          <table:table-cell table:style-name="Tableau6.A2" office:value-type="string">
            <text:p text:style-name="P3">Classe <text:span text:style-name="T11">avec</text:span> <text:span text:style-name="T12">membres et</text:span> méthodes statiques</text:p>
          </table:table-cell>
          <table:table-cell table:style-name="Tableau6.B2" office:value-type="string">
            <text:p text:style-name="P8"/>
          </table:table-cell>
        </table:table-row>
        <table:table-row table:style-name="Tableau6.2">
          <table:table-cell table:style-name="Tableau6.A2" office:value-type="string">
            <text:p text:style-name="P17"><text:span text:style-name="T5">Classe </text:span><text:span text:style-name="T6">abstraite et méthode abstraite</text:span></text:p>
          </table:table-cell>
          <table:table-cell table:style-name="Tableau6.B2" office:value-type="string">
            <text:p text:style-name="P8"/>
          </table:table-cell>
        </table:table-row>
        <table:table-row table:style-name="Tableau6.2">
          <table:table-cell table:style-name="Tableau6.A2" office:value-type="string">
            <text:p text:style-name="P5">Interface </text:p>
          </table:table-cell>
          <table:table-cell table:style-name="Tableau6.B2" office:value-type="string">
            <text:p text:style-name="P8">Teleportation</text:p>
          </table:table-cell>
        </table:table-row>
        <table:table-row table:style-name="Tableau6.2">
          <table:table-cell table:style-name="Tableau6.A2" office:value-type="string">
            <text:p text:style-name="P4">Classe avec un constructeur par copie ou clone()</text:p>
          </table:table-cell>
          <table:table-cell table:style-name="Tableau6.B2" office:value-type="string">
            <text:p text:style-name="P8"/>
          </table:table-cell>
        </table:table-row>
        <table:table-row table:style-name="Tableau6.7">
          <table:table-cell table:style-name="Tableau6.A2" office:value-type="string">
            <text:p text:style-name="P17"><text:span text:style-name="T7">Définition de classe étendant</text:span><text:span text:style-name="T6"> Exception</text:span></text:p>
          </table:table-cell>
          <table:table-cell table:style-name="Tableau6.B2" office:value-type="string">
            <text:p text:style-name="P12">CaseNonPleineException</text:p>
            <text:p text:style-name="P13">CoordonneesIncorrectesException</text:p>
            <text:p text:style-name="P13">DeplacementIncorrectException</text:p>
          </table:table-cell>
        </table:table-row>
        <table:table-row table:style-name="Tableau6.8">
          <table:table-cell table:style-name="Tableau6.A2" office:value-type="string">
            <text:p text:style-name="P16"><text:span text:style-name="T7">Gestion des exceptions</text:span><text:span text:style-name="T8"> </text:span></text:p>
          </table:table-cell>
          <table:table-cell table:style-name="Tableau6.B2" office:value-type="string">
            <text:p text:style-name="P9">Agent6,<text:span text:style-name="T17">Simulation,TestSimulation</text:span></text:p>
          </table:table-cell>
        </table:table-row>
        <table:table-row table:style-name="Tableau6.9">
          <table:table-cell table:style-name="Tableau6.A2" office:value-type="string">
            <text:p text:style-name="P6">Utilisation du pattern singleton</text:p>
          </table:table-cell>
          <table:table-cell table:style-name="Tableau6.B2" office:value-type="string">
            <text:p text:style-name="P8"/>
          </table:table-cell>
        </table:table-row>
      </table:table>
      <text:p text:style-name="P2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Copier / coller vos classes <text:span text:style-name="T10">et interfaces</text:span> à partir d'ici :</text:p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3.2$Windows_X86_64 LibreOffice_project/29d686fea9f6705b262d369fede658f824154cc0</meta:generator>
    <dc:date>2023-12-15T00:10:59.194000000</dc:date>
    <meta:editing-duration>PT8H56M29S</meta:editing-duration>
    <meta:editing-cycles>44</meta:editing-cycles>
    <meta:document-statistic meta:table-count="5" meta:image-count="0" meta:object-count="0" meta:page-count="1" meta:paragraph-count="26" meta:word-count="111" meta:character-count="805" meta:non-whitespace-character-count="717"/>
  </office:meta>
</office:document-meta>
</file>